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text-properties style:font-name="Times New Roman" style:font-name-complex="Times New Roman"/>
    </style:style>
    <style:style style:name="P2" style:parent-style-name="Normal" style:family="paragraph">
      <style:text-properties style:font-name="Times New Roman" style:font-name-complex="Times New Roman" fo:font-size="12pt" style:font-size-asian="12pt" style:font-size-complex="12pt"/>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text-properties style:font-name="Times New Roman" style:font-name-complex="Times New Roman" fo:font-size="12pt" style:font-size-asian="12pt" style:font-size-complex="12pt"/>
    </style:style>
    <style:style style:name="P6" style:parent-style-name="Normal" style:family="paragraph">
      <style:paragraph-properties fo:margin-bottom="0in" fo:line-height="100%" fo:margin-left="0.4958in" fo:text-indent="-0.2479in">
        <style:tab-stops/>
      </style:paragraph-properties>
      <style:text-properties style:font-name="Times New Roman" style:font-name-complex="Times New Roman" fo:font-size="12pt" style:font-size-asian="12pt" style:font-size-complex="12pt"/>
    </style:style>
    <style:style style:name="P7" style:parent-style-name="Normal" style:family="paragraph">
      <style:paragraph-properties fo:margin-bottom="0in" fo:line-height="100%" fo:margin-left="0.4958in" fo:text-indent="-0.2479in">
        <style:tab-stops/>
      </style:paragraph-properties>
      <style:text-properties style:font-name="Times New Roman" style:font-name-complex="Times New Roman" fo:font-size="12pt" style:font-size-asian="12pt" style:font-size-complex="12pt"/>
    </style:style>
    <style:style style:name="P8" style:parent-style-name="Normal" style:family="paragraph">
      <style:paragraph-properties fo:margin-bottom="0in" fo:line-height="100%" fo:margin-left="0.4958in" fo:text-indent="-0.2479in">
        <style:tab-stops/>
      </style:paragraph-properties>
      <style:text-properties style:font-name="Times New Roman" style:font-name-complex="Times New Roman" fo:font-size="12pt" style:font-size-asian="12pt" style:font-size-complex="12pt"/>
    </style:style>
    <style:style style:name="P9" style:parent-style-name="Normal" style:family="paragraph">
      <style:paragraph-properties fo:margin-bottom="0.0833in" fo:line-height="100%"/>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size="12pt" style:font-size-asian="12pt" style:font-size-complex="12pt"/>
    </style:style>
    <style:style style:name="P11" style:parent-style-name="Normal" style:family="paragraph">
      <style:text-properties style:font-name="Times New Roman" style:font-name-complex="Times New Roman" fo:font-size="12pt" style:font-size-asian="12pt" style:font-size-complex="12pt"/>
    </style:style>
    <style:style style:name="P12" style:parent-style-name="Normal" style:family="paragraph">
      <style:text-properties style:font-name="Times New Roman" style:font-name-complex="Times New Roman" fo:font-size="12pt" style:font-size-asian="12pt" style:font-size-complex="12pt"/>
    </style:style>
    <style:style style:name="P13" style:parent-style-name="Normal" style:family="paragraph">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fo:font-size="12pt" style:font-size-asian="12pt" style:font-size-complex="12pt"/>
    </style:style>
    <style:style style:name="P15" style:parent-style-name="Normal" style:family="paragraph">
      <style:text-properties style:font-name="Times New Roman" style:font-name-complex="Times New Roman" fo:font-size="12pt" style:font-size-asian="12pt" style:font-size-complex="12pt"/>
    </style:style>
    <style:style style:name="P16" style:parent-style-name="Listeafsnit" style:family="paragraph">
      <style:text-properties style:font-size-complex="12pt"/>
    </style:style>
    <style:style style:name="P17" style:parent-style-name="Listeafsnit" style:family="paragraph">
      <style:text-properties style:font-size-complex="12pt"/>
    </style:style>
    <style:style style:name="P18" style:parent-style-name="Listeafsnit" style:family="paragraph">
      <style:text-properties style:font-size-complex="12pt"/>
    </style:style>
    <style:style style:name="P19" style:parent-style-name="Listeafsnit" style:family="paragraph">
      <style:text-properties style:font-size-complex="12pt"/>
    </style:style>
    <style:style style:name="P20" style:parent-style-name="Listeafsnit" style:family="paragraph">
      <style:text-properties style:font-size-complex="12pt"/>
    </style:style>
    <style:style style:name="P21" style:parent-style-name="Normal" style:family="paragraph">
      <style:paragraph-properties fo:break-before="page"/>
      <style:text-properties style:font-name="Times New Roman" style:font-name-complex="Times New Roman" fo:font-size="12pt" style:font-size-asian="12pt" style:font-size-complex="12pt"/>
    </style:style>
    <style:style style:name="P22" style:parent-style-name="Overskrift2" style:family="paragraph">
      <style:text-properties style:font-name="Times New Roman" style:font-name-complex="Times New Roman"/>
    </style:style>
    <style:style style:name="T23" style:parent-style-name="Standardskrifttypeiafsnit" style:family="text">
      <style:text-properties style:font-name="Times New Roman" style:font-name-complex="Times New Roman"/>
    </style:style>
  </office:automatic-styles>
  <office:body>
    <office:text text:use-soft-page-breaks="true">
      <text:h text:style-name="P1" text:outline-level="1">Programmering</text:h>
      <text:p text:style-name="P2">Vi skal lave et delsystem til holde styr på kampprogram og stilling i 3 divisioner, samt gemme kamprapporter for de spillede kampe, for en enkelt sæson. Programmet skal benytte den MySQL database I laver. Programmet skal være objektorienteret og skal oprettes med en GUI, og programmet skal være brugervenligt for den tilsigtede slutbruger, på grund af den varierende EDB forståelse i organisationen.</text:p>
      <text:p text:style-name="P3">Hvert hold skal have tilknyttet et antal spillere. Vi skal dog ikke tage højde for holdskifte i løbet af sæsonen i dette program, en spiller er således kun tilknyttet et hold.</text:p>
      <text:p text:style-name="P4">Programmet skal kunne oprette et kampprogram for en sæson for hver division. Hvert hold skal spille en hjemmekamp og en udekamp mod hvert af de andre hold.</text:p>
      <text:p text:style-name="P5">For hver kamp (der ikke allerede er afsluttet) skal det være muligt at registrere følgende begivenheder:</text:p>
      <text:list text:style-name="LFO1" text:continue-numbering="true">
        <text:list-item>
          <text:p text:style-name="P6">Scoring</text:p>
        </text:list-item>
        <text:list-item>
          <text:p text:style-name="P7">Selvmål</text:p>
        </text:list-item>
        <text:list-item>
          <text:p text:style-name="P8">Gult kort</text:p>
        </text:list-item>
        <text:list-item>
          <text:p text:style-name="P9">Rødt kort</text:p>
        </text:list-item>
      </text:list>
      <text:p text:style-name="P10">For hver begivenhed skal man kunne registrere, hvor mange minutter inde i kampen begivenheder indtraf og hvilken spiller, der var involveret. Programmet skal sikre at man kun kan vælge spillere, hørende til et af de to hold i kampen, til begivenhederne.</text:p>
      <text:p text:style-name="P11">Når kampen er færdig og alle begivenheder er registreret, skal man kunne registrere at kampen er afsluttet.</text:p>
      <text:p text:style-name="P12">For afsluttede kampe, skal det være muligt at trække en kamprapport. Kamprapporten skal indeholde oplysninger om de 2 hold, der spillede med angivelse af hjemmehold samt en liste over alle begivenhederne i kampen i kronologisk rækkefølge.<text:s/></text:p>
      <text:p text:style-name="P13">Desuden skal kamprapporten ud fra begivenhederne beregne målscore.</text:p>
      <text:p text:style-name="P14">Man skal kunne trække en turneringsstilling ud for hver division. Turneringsstillingen skal indeholde en oversigt over alle holdene i divisionen sorteret efter deres placering (stigende fra færrest point), desuden skal det fremgå, hvor mange kampe hvert hold har spillet, hvor mange point de har, hvor mange kampe de har vundet, spillet uafgjort og tabt samt holdets samlede målscore.</text:p>
      <text:p text:style-name="P15">Det skal være muligt at ændre følgende oplysninger om databasen:</text:p>
      <text:list text:style-name="LFO2" text:continue-numbering="true">
        <text:list-item>
          <text:p text:style-name="P16">IP/hostname</text:p>
        </text:list-item>
        <text:list-item>
          <text:p text:style-name="P17">Port</text:p>
        </text:list-item>
        <text:list-item>
          <text:p text:style-name="P18">Databasenavn</text:p>
        </text:list-item>
        <text:list-item>
          <text:p text:style-name="P19">Brugernavn</text:p>
        </text:list-item>
        <text:list-item>
          <text:p text:style-name="P20">Password</text:p>
        </text:list-item>
      </text:list>
      <text:p text:style-name="P21"/>
      <text:soft-page-break/>
      <text:h text:style-name="P22" text:outline-level="2">Beskrivelse af programmet</text:h>
      <text:p text:style-name="Normal"/>
      <text:h text:style-name="Overskrift2" text:outline-level="2"><text:span text:style-name="T23">Exceptionhandling</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E74B5" fo:font-size="13pt" style:font-size-asian="13pt" style:font-size-complex="13pt"/>
    </style:style>
    <style:style style:name="Listeafsnit" style:display-name="Listeafsnit" style:family="paragraph" style:parent-style-name="Normal">
      <style:paragraph-properties fo:margin-bottom="0.0833in" fo:line-height="100%" fo:margin-left="0.5in">
        <style:tab-stops/>
      </style:paragraph-properties>
      <style:text-properties style:font-name="Times New Roman" style:font-name-asian="Calibri" style:font-name-complex="Times New Roman" fo:font-size="12pt" style:font-size-asian="12pt" fo:hyphenate="false"/>
    </style:style>
    <style:style style:name="Overskrift1Tegn" style:display-name="Overskrift 1 Tegn" style:family="text" style:parent-style-name="Standardskrifttypeiafsni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ine Andersen</meta:initial-creator>
    <dc:creator>Stine Andersen</dc:creator>
    <meta:creation-date>2014-12-02T15:08:00Z</meta:creation-date>
    <dc:date>2014-12-02T15:43:00Z</dc:date>
    <meta:template xlink:href="Normal" xlink:type="simple"/>
    <meta:editing-cycles>6</meta:editing-cycles>
    <meta:editing-duration>PT1800S</meta:editing-duration>
    <meta:document-statistic meta:page-count="2" meta:paragraph-count="19" meta:word-count="313" meta:character-count="2085" meta:row-count="35" meta:non-whitespace-character-count="1791"/>
  </office:meta>
</office:document-meta>
</file>